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e52" officeooo:paragraph-rsid="00080e52"/>
    </style:style>
    <style:style style:name="P2" style:family="paragraph" style:parent-style-name="Standard">
      <style:text-properties officeooo:paragraph-rsid="00080e52"/>
    </style:style>
    <style:style style:name="P3" style:family="paragraph" style:parent-style-name="Standard">
      <style:text-properties fo:font-size="14pt" fo:font-weight="normal" officeooo:rsid="00080e52" officeooo:paragraph-rsid="00080e52" style:font-size-asian="14pt" style:font-weight-asian="normal" style:font-size-complex="14pt" style:font-weight-complex="normal"/>
    </style:style>
    <style:style style:name="P4" style:family="paragraph" style:parent-style-name="Standard">
      <style:text-properties officeooo:paragraph-rsid="000b83f4"/>
    </style:style>
    <style:style style:name="P5" style:family="paragraph" style:parent-style-name="Standard">
      <style:text-properties officeooo:paragraph-rsid="000d3954"/>
    </style:style>
    <style:style style:name="P6" style:family="paragraph" style:parent-style-name="Text_20_body">
      <style:text-properties officeooo:paragraph-rsid="00080e52"/>
    </style:style>
    <style:style style:name="P7" style:family="paragraph" style:parent-style-name="Text_20_body">
      <style:text-properties officeooo:paragraph-rsid="000ad670"/>
    </style:style>
    <style:style style:name="P8" style:family="paragraph" style:parent-style-name="Text_20_body">
      <style:text-properties fo:font-size="14pt" fo:font-weight="normal" style:font-size-asian="14pt" style:font-weight-asian="normal" style:font-size-complex="14pt" style:font-weight-complex="normal"/>
    </style:style>
    <style:style style:name="P9" style:family="paragraph" style:parent-style-name="Text_20_body">
      <style:text-properties fo:font-size="14pt" fo:font-weight="normal" officeooo:rsid="000a8a63" officeooo:paragraph-rsid="000a8a63" style:font-size-asian="14pt" style:font-weight-asian="normal" style:font-size-complex="14pt" style:font-weight-complex="normal"/>
    </style:style>
    <style:style style:name="P10" style:family="paragraph" style:parent-style-name="Text_20_body">
      <style:text-properties fo:font-size="14pt" fo:font-weight="normal" officeooo:paragraph-rsid="000a8a63" style:font-size-asian="14pt" style:font-weight-asian="normal" style:font-size-complex="14pt" style:font-weight-complex="normal"/>
    </style:style>
    <style:style style:name="P11" style:family="paragraph" style:parent-style-name="Text_20_body">
      <style:text-properties fo:font-size="14pt" fo:font-weight="normal" officeooo:paragraph-rsid="00080e52" style:font-size-asian="14pt" style:font-weight-asian="normal" style:font-size-complex="14pt" style:font-weight-complex="normal"/>
    </style:style>
    <style:style style:name="P12" style:family="paragraph" style:parent-style-name="Table_20_Contents">
      <style:paragraph-properties style:line-height-at-least="0.397cm"/>
      <style:text-properties fo:font-size="9pt"/>
    </style:style>
    <style:style style:name="P13" style:family="paragraph" style:parent-style-name="Table_20_Contents">
      <style:text-properties fo:font-size="14pt" fo:font-weight="normal" style:font-size-asian="14pt" style:font-weight-asian="normal" style:font-size-complex="14pt" style:font-weight-complex="normal"/>
    </style:style>
    <style:style style:name="P14" style:family="paragraph" style:parent-style-name="Table_20_Contents">
      <style:paragraph-properties style:line-height-at-least="0.397cm"/>
      <style:text-properties fo:font-size="14pt" fo:font-weight="normal" style:font-size-asian="14pt" style:font-weight-asian="normal" style:font-size-complex="14pt" style:font-weight-complex="normal"/>
    </style:style>
    <style:style style:name="P15" style:family="paragraph" style:parent-style-name="Table_20_Contents">
      <style:text-properties fo:font-size="14pt" fo:font-weight="normal" officeooo:paragraph-rsid="000ad670" style:font-size-asian="14pt" style:font-weight-asian="normal" style:font-size-complex="14pt" style:font-weight-complex="normal"/>
    </style:style>
    <style:style style:name="P16" style:family="paragraph" style:parent-style-name="Table_20_Contents">
      <style:text-properties officeooo:paragraph-rsid="000b83f4"/>
    </style:style>
    <style:style style:name="P17" style:family="paragraph" style:parent-style-name="Table_20_Contents">
      <style:text-properties officeooo:rsid="000d3954" officeooo:paragraph-rsid="000d3954"/>
    </style:style>
    <style:style style:name="P18" style:family="paragraph" style:parent-style-name="Table_20_Contents">
      <style:text-properties officeooo:paragraph-rsid="000d3954"/>
    </style:style>
    <style:style style:name="P19" style:family="paragraph" style:parent-style-name="Table_20_Contents">
      <style:text-properties officeooo:rsid="000e584f" officeooo:paragraph-rsid="000e584f"/>
    </style:style>
    <style:style style:name="P20" style:family="paragraph" style:parent-style-name="Table_20_Contents">
      <style:text-properties officeooo:paragraph-rsid="000e584f"/>
    </style:style>
    <style:style style:name="P21" style:family="paragraph" style:parent-style-name="Table_20_Contents">
      <style:text-properties officeooo:paragraph-rsid="000ee33a"/>
    </style:style>
    <style:style style:name="P22" style:family="paragraph" style:parent-style-name="Table_20_Contents">
      <style:text-properties officeooo:paragraph-rsid="001082b0"/>
    </style:style>
    <style:style style:name="T1" style:family="text">
      <style:text-properties officeooo:rsid="00080e52"/>
    </style:style>
    <style:style style:name="T2" style:family="text">
      <style:text-properties fo:font-weight="bold" style:font-weight-asian="bold" style:font-weight-complex="bold"/>
    </style:style>
    <style:style style:name="T3" style:family="text">
      <style:text-properties fo:font-weight="bold" officeooo:rsid="00080e52" style:font-weight-asian="bold"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bold" officeooo:rsid="00080e52" style:font-size-asian="15pt" style:font-weight-asian="bold" style:font-size-complex="15pt" style:font-weight-complex="bold"/>
    </style:style>
    <style:style style:name="T6" style:family="text">
      <style:text-properties officeooo:rsid="00087982"/>
    </style:style>
    <style:style style:name="T7" style:family="text">
      <style:text-properties officeooo:rsid="000a8a63"/>
    </style:style>
    <style:style style:name="T8" style:family="text">
      <style:text-properties officeooo:rsid="000ad670"/>
    </style:style>
    <style:style style:name="T9" style:family="text">
      <style:text-properties fo:font-size="14pt" style:font-size-asian="14pt" style:font-size-complex="14pt"/>
    </style:style>
    <style:style style:name="T10" style:family="text">
      <style:text-properties fo:font-size="14pt" officeooo:rsid="000ad670" style:font-size-asian="14pt" style:font-size-complex="14pt"/>
    </style:style>
    <style:style style:name="T11" style:family="text">
      <style:text-properties fo:font-size="14pt" officeooo:rsid="00080e52"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80e52" style:font-size-asian="14pt" style:font-weight-asian="bold" style:font-size-complex="14pt" style:font-weight-complex="bold"/>
    </style:style>
    <style:style style:name="T14" style:family="text">
      <style:text-properties fo:font-size="14pt" fo:font-weight="bold" officeooo:rsid="000ad670"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normal" officeooo:rsid="00080e52" style:font-size-asian="14pt" style:font-weight-asian="normal" style:font-size-complex="14pt" style:font-weight-complex="normal"/>
    </style:style>
    <style:style style:name="T17" style:family="text">
      <style:text-properties fo:font-size="14pt" fo:font-weight="normal" officeooo:rsid="000ad670" style:font-size-asian="14pt" style:font-weight-asian="normal" style:font-size-complex="14pt" style:font-weight-complex="normal"/>
    </style:style>
    <style:style style:name="T18" style:family="text">
      <style:text-properties fo:font-size="14pt" fo:font-weight="normal" officeooo:rsid="000b83f4" style:font-size-asian="14pt" style:font-weight-asian="normal" style:font-size-complex="14pt" style:font-weight-complex="normal"/>
    </style:style>
    <style:style style:name="T19" style:family="text">
      <style:text-properties officeooo:rsid="000b83f4"/>
    </style:style>
    <style:style style:name="T20" style:family="text">
      <style:text-properties officeooo:rsid="000d3954"/>
    </style:style>
    <style:style style:name="T21" style:family="text">
      <style:text-properties officeooo:rsid="000e584f"/>
    </style:style>
    <style:style style:name="T22" style:family="text">
      <style:text-properties officeooo:rsid="000ee33a"/>
    </style:style>
    <style:style style:name="T23" style:family="text">
      <style:text-properties officeooo:rsid="001082b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ful Git Commands</text:p>
      <text:p text:style-name="P3"/>
      <text:p text:style-name="P1"><text:span text:style-name="T15">1. </text:span><text:span text:style-name="Strong_20_Emphasis"><text:span text:style-name="T15">git config</text:span></text:span><text:span text:style-name="T15"> </text:span></text:p>
      <text:p text:style-name="P8">Sets configuration values for your user name, email. <text:span text:style-name="T1">Used to track who has made what changes.</text:span></text:p>
      <text:p text:style-name="P9">git config –global user.name “My name”</text:p>
      <text:p text:style-name="P9">git config –global user.email “user@domain.com”</text:p>
      <text:p text:style-name="P2"><text:span text:style-name="T16">2. </text:span><text:span text:style-name="Strong_20_Emphasis"><text:span text:style-name="T15">git init</text:span></text:span><text:span text:style-name="T15"> </text:span></text:p>
      <text:p text:style-name="Text_20_body"><text:span text:style-name="T15">Initializes a git repository – creates the initial </text:span><text:span text:style-name="Emphasis"><text:span text:style-name="T15">.git</text:span></text:span><text:span text:style-name="T15"> directory in a new or in an existing project. Example:</text:span></text:p>
      <text:p text:style-name="P10"><text:span text:style-name="T7">git init</text:span></text:p>
      <text:p text:style-name="P2"><text:span text:style-name="T16">3.</text:span><text:span text:style-name="Strong_20_Emphasis"><text:span text:style-name="T15">git clone</text:span></text:span><text:span text:style-name="T15"> </text:span></text:p>
      <text:p text:style-name="P11">Creates a GIT repository copy from a remote source. Also adds the original location as a remote so you can fetch from it again and push to it if you have permissions. Example:</text:p>
      <text:p text:style-name="P10"><text:span text:style-name="T7">git clone git@github.com:user/test.git</text:span></text:p>
      <text:p text:style-name="P6"><text:span text:style-name="Strong_20_Emphasis"><text:span text:style-name="T16">4. </text:span></text:span><text:span text:style-name="Strong_20_Emphasis"><text:span text:style-name="T15">git add</text:span></text:span><text:span text:style-name="T15"> </text:span></text:p>
      <text:p text:style-name="P8">Adds files changes in your working directory to your index. Example:</text:p>
      <text:p text:style-name="P9">git add “file name”</text:p>
      <text:p text:style-name="P2"><text:span text:style-name="T16">5. </text:span><text:span text:style-name="Strong_20_Emphasis"><text:span text:style-name="T15">git rm</text:span></text:span><text:span text:style-name="T15"> </text:span></text:p>
      <text:p text:style-name="P8">Removes files from your index and your working directory so they will not be tracked. Example:</text:p>
      <text:p text:style-name="P9">git rm “file name”</text:p>
      <text:p text:style-name="P7"><text:span text:style-name="T17">6. </text:span><text:span text:style-name="Strong_20_Emphasis"><text:span text:style-name="T15">git commit</text:span></text:span><text:span text:style-name="T15"> </text:span></text:p>
      <text:p text:style-name="P8">Takes all of the changes written in the index, creates a new commit object pointing to it and sets the branch to point to that new commit. Examples:</text:p>
      <text:p text:style-name="P15">git commit -m ‘committing added changes’</text:p>
      <text:p text:style-name="P15"/>
      <text:p text:style-name="P16"><text:span text:style-name="T18">7. </text:span><text:span text:style-name="Strong_20_Emphasis">git status</text:span> </text:p>
      <text:p text:style-name="Text_20_body">Shows you the status of files in the index versus the working directory. It will list out files that are untracked (only in your working directory), modified (tracked but not yet updated in your index), and staged (added to your index and ready for committing). Example:</text:p>
      <text:p text:style-name="P16">git status</text:p>
      <text:p text:style-name="P16"/>
      <text:p text:style-name="P16"/>
      <text:p text:style-name="P16"><text:soft-page-break/><text:span text:style-name="T19">8. </text:span><text:span text:style-name="Strong_20_Emphasis">git merge</text:span> </text:p>
      <text:p text:style-name="Text_20_body">Merges one or more branches into your current branch and automatically creates a new commit if there are no conflicts. Example:</text:p>
      <text:p text:style-name="P16">git merge newbranchversion</text:p>
      <text:p text:style-name="P16"/>
      <text:p text:style-name="P16"><text:span text:style-name="T19">9. </text:span><text:span text:style-name="Strong_20_Emphasis">git reset</text:span> </text:p>
      <text:p text:style-name="Text_20_body">Resets your index and working directory to the state of your last commit. Example:</text:p>
      <text:p text:style-name="P16">git reset --hard HEAD</text:p>
      <text:p text:style-name="P16"/>
      <text:p text:style-name="P18"><text:span text:style-name="T20">10. </text:span><text:span text:style-name="Strong_20_Emphasis">git pull</text:span> </text:p>
      <text:p text:style-name="Text_20_body">Fetches the files from the remote repository and merges it with your local one. Example:</text:p>
      <text:p text:style-name="P18">git pull origin</text:p>
      <text:p text:style-name="P19"/>
      <text:p text:style-name="P20"><text:span text:style-name="T21">11. </text:span><text:span text:style-name="Strong_20_Emphasis">git push</text:span> </text:p>
      <text:p text:style-name="Text_20_body">Pushes all the modified local objects to the remote repository and advances its branches. Example:</text:p>
      <text:p text:style-name="P20">git push origin master</text:p>
      <text:p text:style-name="P20"/>
      <text:p text:style-name="P21"><text:span text:style-name="T22">12. </text:span><text:span text:style-name="Strong_20_Emphasis">git log</text:span> </text:p>
      <text:p text:style-name="Text_20_body">Shows a listing of commits on a branch including the corresponding details. Example:</text:p>
      <text:p text:style-name="P21">git log</text:p>
      <text:p text:style-name="P21"/>
      <text:p text:style-name="P22"><text:span text:style-name="T23">13. </text:span><text:span text:style-name="Strong_20_Emphasis">git diff</text:span> </text:p>
      <text:p text:style-name="Text_20_body">Generates patch files or statistics of differences between paths or files in your git repository, or your index or your working directory. Example:</text:p>
      <text:p text:style-name="P22">git d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7:04:13.477568161</meta:creation-date>
    <dc:date>2017-11-03T19:08:29.226404770</dc:date>
    <meta:editing-duration>PT1H57M8S</meta:editing-duration>
    <meta:editing-cycles>12</meta:editing-cycles>
    <meta:generator>LibreOffice/4.2.8.2$Linux_X86_64 LibreOffice_project/420m0$Build-2</meta:generator>
    <meta:document-statistic meta:table-count="0" meta:image-count="0" meta:object-count="0" meta:page-count="2" meta:paragraph-count="41" meta:word-count="361" meta:character-count="2084" meta:non-whitespace-character-count="1751"/>
  </office:meta>
</office:document-meta>
</file>